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Habitantes por Km cuadrado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abia Saudi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c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ongo, R.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b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oenlandia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Guayana Frances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zajstá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b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lí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lvinas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íg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púa-Nueva Guine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p. Centroafric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us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ha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urkmenistán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21:56:42.696000000</meta:creation-date>
    <dc:date>2021-10-07T22:11:29.757000000</dc:date>
    <meta:editing-duration>PT14M41S</meta:editing-duration>
    <meta:editing-cycles>15</meta:editing-cycles>
    <meta:generator>LibreOffice/7.2.1.2$Windows_X86_64 LibreOffice_project/87b77fad49947c1441b67c559c339af8f3517e22</meta:generator>
    <meta:document-statistic meta:table-count="1" meta:cell-count="62" meta:object-count="0"/>
  </office:meta>
</office:document-meta>
</file>